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a1e" officeooo:paragraph-rsid="00037a1e"/>
    </style:style>
    <style:style style:name="P2" style:family="paragraph" style:parent-style-name="Standard">
      <style:text-properties fo:font-weight="bold" officeooo:rsid="00037a1e" officeooo:paragraph-rsid="00037a1e" style:font-weight-asian="bold" style:font-weight-complex="bold"/>
    </style:style>
    <style:style style:name="P3" style:family="paragraph" style:parent-style-name="Standard">
      <style:text-properties fo:font-weight="bold" officeooo:rsid="00053923" officeooo:paragraph-rsid="00053923" style:font-weight-asian="bold" style:font-weight-complex="bold"/>
    </style:style>
    <style:style style:name="P4" style:family="paragraph" style:parent-style-name="Standard">
      <style:text-properties fo:font-weight="bold" officeooo:rsid="00066b96" officeooo:paragraph-rsid="00066b96" style:font-weight-asian="bold" style:font-weight-complex="bold"/>
    </style:style>
    <style:style style:name="P5" style:family="paragraph" style:parent-style-name="Standard">
      <style:text-properties fo:font-weight="bold" officeooo:rsid="00084cd1" officeooo:paragraph-rsid="00084cd1" style:font-weight-asian="bold" style:font-weight-complex="bold"/>
    </style:style>
    <style:style style:name="P6" style:family="paragraph" style:parent-style-name="Standard">
      <style:text-properties officeooo:rsid="00037a1e" officeooo:paragraph-rsid="00037a1e" fo:background-color="#ffff00"/>
    </style:style>
    <style:style style:name="P7" style:family="paragraph" style:parent-style-name="Standard">
      <style:text-properties officeooo:rsid="00053923" officeooo:paragraph-rsid="00053923"/>
    </style:style>
    <style:style style:name="P8" style:family="paragraph" style:parent-style-name="Standard">
      <style:text-properties officeooo:rsid="00066b96" officeooo:paragraph-rsid="00066b96"/>
    </style:style>
    <style:style style:name="P9" style:family="paragraph" style:parent-style-name="Standard">
      <style:text-properties fo:font-weight="normal" officeooo:rsid="00077fe2" officeooo:paragraph-rsid="00077fe2" style:font-weight-asian="normal" style:font-weight-complex="normal"/>
    </style:style>
    <style:style style:name="P10" style:family="paragraph" style:parent-style-name="Standard">
      <style:text-properties fo:font-weight="normal" officeooo:rsid="0008041b" officeooo:paragraph-rsid="0008041b" style:font-weight-asian="normal" style:font-weight-complex="normal"/>
    </style:style>
    <style:style style:name="P11" style:family="paragraph" style:parent-style-name="Standard">
      <style:text-properties fo:font-weight="normal" officeooo:rsid="00084cd1" officeooo:paragraph-rsid="00084cd1" style:font-weight-asian="normal" style:font-weight-complex="normal"/>
    </style:style>
    <style:style style:name="P12" style:family="paragraph" style:parent-style-name="Standard" style:list-style-name="L1">
      <style:text-properties officeooo:rsid="00037a1e" officeooo:paragraph-rsid="00037a1e"/>
    </style:style>
    <style:style style:name="P13" style:family="paragraph" style:parent-style-name="Standard">
      <style:text-properties fo:font-weight="bold" officeooo:rsid="00077fe2" officeooo:paragraph-rsid="00077fe2" style:font-weight-asian="bold" style:font-weight-complex="bold"/>
    </style:style>
    <style:style style:name="P14" style:family="paragraph" style:parent-style-name="Standard">
      <style:text-properties fo:font-weight="normal" officeooo:rsid="00084cd1" officeooo:paragraph-rsid="00084cd1" style:font-weight-asian="normal" style:font-weight-complex="normal"/>
    </style:style>
    <style:style style:name="P15" style:family="paragraph" style:parent-style-name="Standard">
      <style:text-properties fo:font-weight="normal" officeooo:rsid="0008653f" officeooo:paragraph-rsid="0008653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tting Help</text:p>
      <text:p text:style-name="P1"/>
      <text:p text:style-name="P2">First Step</text:p>
      <text:p text:style-name="P1"><text:tab/>When you’re stuck, your first step should be to assess your situation. Before </text:p>
      <text:p text:style-name="P1">you can get help from anyone else, you’ll need to be able to answer the fol- </text:p>
      <text:p text:style-name="P1">lowing three questions clearly: </text:p>
      <text:list xml:id="list3038677219120490668" text:style-name="L1">
        <text:list-item>
          <text:p text:style-name="P12">What are you trying to do? </text:p>
        </text:list-item>
        <text:list-item>
          <text:p text:style-name="P12">What have you tried so far? </text:p>
        </text:list-item>
        <text:list-item>
          <text:p text:style-name="P12">What results have you been getting?</text:p>
        </text:list-item>
      </text:list>
      <text:p text:style-name="P1">Sometimes answering these three questions for yourself allows you to </text:p>
      <text:p text:style-name="P1">see something you’re missing and get you unstuck without having to go </text:p>
      <text:p text:style-name="P1">any further. Programmers even have a name for this: it’s called rubber duck </text:p>
      <text:p text:style-name="P1">debugging. If you explain your situation to a rubber duck (or any inanimate </text:p>
      <text:p text:style-name="P1">object) clearly, and ask it a specific question, you’ll often be able to answer </text:p>
      <text:p text:style-name="P1">your own question. Some programming shops even keep a real rubber duck </text:p>
      <text:p text:style-name="P1">around to encourage people to “talk to the duck.”</text:p>
      <text:p text:style-name="P1"/>
      <text:p text:style-name="P3">Try It Again </text:p>
      <text:p text:style-name="P7">Just going back to the start and trying again can be enough to solve many </text:p>
      <text:p text:style-name="P7">problems. Say you’re trying to write a for loop based on an example from </text:p>
      <text:p text:style-name="P7">this book. You might have only missed something simple, like a colon at </text:p>
      <text:p text:style-name="P7">the end of the for line. Going through the steps again might help you avoid </text:p>
      <text:p text:style-name="P7">repeating the same mistake.</text:p>
      <text:p text:style-name="P7"/>
      <text:p text:style-name="P3">Take a Break </text:p>
      <text:p text:style-name="P7">If you’ve been working on the same problem for a while, taking a break is </text:p>
      <text:p text:style-name="P7">actually one of the best tactics you can try. When we work on the same task </text:p>
      <text:p text:style-name="P7">for long periods of time, our brains start to zero in on only one solution. We </text:p>
      <text:p text:style-name="P7">lose sight of the assumptions we’ve made, and taking a break helps us get </text:p>
      <text:p text:style-name="P7">a fresh perspective on the problem. It doesn’t need to be a long break, just </text:p>
      <text:p text:style-name="P7">something that gets you out of your current mindset. If you’ve been sitting </text:p>
      <text:p text:style-name="P7">for a long time, do something physical: take a short walk or go outside for a </text:p>
      <text:p text:style-name="P7">bit; maybe drink a glass of water or eat a light and healthy snack. </text:p>
      <text:p text:style-name="P7">If you’re getting frustrated, it might be worth putting your work away </text:p>
      <text:p text:style-name="P7">for the day. A good night’s sleep almost always makes a problem more </text:p>
      <text:p text:style-name="P7">approachable.</text:p>
      <text:p text:style-name="P7"/>
      <text:p text:style-name="P4">Refer to This Book’s Resources </text:p>
      <text:p text:style-name="P8">The online resources for this book, available through https://www.nostarch </text:p>
      <text:p text:style-name="P8">.com/pythoncrashcourse/, include a number of helpful sections about setting </text:p>
      <text:p text:style-name="P8">up your system and working through each chapter. If you haven’t done so </text:p>
      <text:p text:style-name="P8">already, take a look at these resources and see if there’s anything that helps.</text:p>
      <text:p text:style-name="P8"/>
      <text:p text:style-name="P13">Searching Online</text:p>
      <text:p text:style-name="P9">Searching for the full phrase python is not recognized as an internal or </text:p>
      <text:p text:style-name="P9">external command will probably yield some good advice. </text:p>
      <text:p text:style-name="P9">When you start searching for programming-related topics, a few sites </text:p>
      <text:p text:style-name="P9">will appear repeatedly. I’ll describe some of these sites briefly, so you’ll </text:p>
      <text:p text:style-name="P9">know how helpful they’re likely to be.</text:p>
      <text:p text:style-name="P9">Stack Overflow (http://stackoverflow.com/) is one of the most popular </text:p>
      <text:p text:style-name="P9">question-and-answer sites for programmers, and will often appear in the </text:p>
      <text:p text:style-name="P9">first page of results on Python-related searches. Members post questions </text:p>
      <text:p text:style-name="P9"><text:soft-page-break/>when they’re stuck, and other members try to give helpful responses. Users </text:p>
      <text:p text:style-name="P9">can vote for the responses they find most helpful, so the best answers are </text:p>
      <text:p text:style-name="P9">usually the first ones you’ll find.</text:p>
      <text:p text:style-name="P9"/>
      <text:p text:style-name="P9">The official Python documentation (http://docs.python.org/) is a bit more </text:p>
      <text:p text:style-name="P9">hit or miss for beginners, because the purpose is more to document the </text:p>
      <text:p text:style-name="P9">language than write explanations. The examples in the official documenta- </text:p>
      <text:p text:style-name="P9">tion should work, but you might not understand everything shown. Still, </text:p>
      <text:p text:style-name="P9">it’s a good resource to check when it comes up in your searches and will </text:p>
      <text:p text:style-name="P9">become more useful to you as you continue building your understanding </text:p>
      <text:p text:style-name="P9">of Python</text:p>
      <text:p text:style-name="P9"/>
      <text:p text:style-name="P9">If you’re using a specific library, such as Pygame, matplotlib, Django, and so </text:p>
      <text:p text:style-name="P9">on, links to the official documentation for that project will often appear in </text:p>
      <text:p text:style-name="P9">searches—for example, http://docs.djangoproject.com/ is very helpful. If you’re </text:p>
      <text:p text:style-name="P9">planning to work with any of these libraries, it’s a good idea to become </text:p>
      <text:p text:style-name="P9">familiar with the official documentation.</text:p>
      <text:p text:style-name="P9"/>
      <text:p text:style-name="P9">Reddit is made up of a number of subforums called subreddits. The </text:p>
      <text:p text:style-name="P9">r/learnpython subreddit (http://reddit.com/r/learnpython/) is fairly active and </text:p>
      <text:p text:style-name="P9">supportive. Here you can read others’ questions and post your own.</text:p>
      <text:p text:style-name="P9"/>
      <text:p text:style-name="P10">Many programmers maintain blogs and share posts about the parts of the </text:p>
      <text:p text:style-name="P10">language they’re working with. You should skim the first few comments on </text:p>
      <text:p text:style-name="P10">a blog post to see what reactions other people have had before taking any </text:p>
      <text:p text:style-name="P10">advice. If no comments appear, take the post with a grain of salt. It’s pos- </text:p>
      <text:p text:style-name="P10">sible no one else has verified the advice.</text:p>
      <text:p text:style-name="P10"/>
      <text:p text:style-name="P5">IRC Culture</text:p>
      <text:p text:style-name="P11">Being patient will always make people more likely to help you. Ask your </text:p>
      <text:p text:style-name="P11">question concisely, and then wait for someone to respond. Often, people </text:p>
      <text:p text:style-name="P11">are in the middle of many conversations, but usually someone will address </text:p>
      <text:p text:style-name="P11">you in a reasonable amount of time. If few people are in the channel, it </text:p>
      <text:p text:style-name="P11">might take a while to get a response.</text:p>
      <text:p text:style-name="P11"/>
      <text:p text:style-name="P15">Hello World From Sei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02:39:01.584025418</meta:creation-date>
    <dc:date>2019-01-20T03:50:52.391345236</dc:date>
    <meta:editing-duration>PT14M39S</meta:editing-duration>
    <meta:editing-cycles>8</meta:editing-cycles>
    <meta:generator>LibreOffice/4.2.8.2$Linux_x86 LibreOffice_project/420m0$Build-2</meta:generator>
    <meta:document-statistic meta:table-count="0" meta:image-count="0" meta:object-count="0" meta:page-count="2" meta:paragraph-count="77" meta:word-count="797" meta:character-count="4665" meta:non-whitespace-character-count="3888"/>
  </office:meta>
</office:document-meta>
</file>